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9999" draw:textarea-horizontal-align="justify" draw:textarea-vertical-align="middle" draw:auto-grow-height="false" fo:min-height="1.55cm" fo:min-width="5.1cm"/>
      <style:paragraph-properties style:writing-mode="lr-tb"/>
    </style:style>
    <style:style style:name="gr2" style:family="graphic" style:parent-style-name="objectwithoutfill">
      <style:graphic-properties svg:stroke-color="#ff3333" draw:marker-end="Arrow" draw:marker-end-width="0.3cm" draw:fill="solid" draw:textarea-vertical-align="middl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5.1cm"/>
      <style:paragraph-properties style:writing-mode="lr-tb"/>
    </style:style>
    <style:style style:name="gr4" style:family="graphic" style:parent-style-name="standard">
      <style:graphic-properties svg:stroke-color="#ffffff" draw:fill-color="#006666" draw:textarea-horizontal-align="justify" draw:textarea-vertical-align="middle" draw:auto-grow-height="false" fo:min-height="0.8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009999"/>
      <style:paragraph-properties fo:text-align="center"/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-color="#009999"/>
      <style:paragraph-properties fo:text-align="center"/>
      <style:text-properties fo:color="#ffffff"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style:font-name="MathJax_SansSerif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paragraph-properties fo:text-align="center"/>
      <style:text-properties fo:color="#c9211e" style:font-name="MathJax_SansSerif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006666"/>
      <style:paragraph-properties fo:text-align="center"/>
    </style:style>
    <style:style style:name="P10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ffffff" style:font-name="MathJax_SansSerif"/>
    </style:style>
    <style:style style:name="T2" style:family="text">
      <style:text-properties fo:color="#ffffff" style:font-name="MathJax_SansSerif" fo:language="zxx" fo:country="none" style:language-asian="zxx" style:country-asian="none" style:language-complex="zxx" style:country-complex="none"/>
    </style:style>
    <style:style style:name="T3" style:family="text">
      <style:text-properties fo:color="#c9211e" style:font-name="MathJax_Sans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6cm" svg:height="1.8cm" svg:x="3cm" svg:y="5.6cm">
          <text:p text:style-name="P1"><text:span text:style-name="T1">Construct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5.6cm" svg:height="1.8cm" svg:x="11.1cm" svg:y="5.6cm">
          <text:p text:style-name="P3"><text:span text:style-name="T2">Operacionaliz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6cm" svg:height="1.8cm" svg:x="19.2cm" svg:y="5.6cm">
          <text:p text:style-name="P5"><text:span text:style-name="T2">Respuesta</text:span></text:p>
          <draw:enhanced-geometry svg:viewBox="0 0 21600 21600" draw:type="rectangle" draw:enhanced-path="M 0 0 L 21600 0 21600 21600 0 21600 0 0 Z N"/>
        </draw:custom-shape>
        <draw:connector draw:style-name="gr2" draw:text-style-name="P6" draw:layer="layout" draw:type="line" svg:x1="8.6cm" svg:y1="6.5cm" svg:x2="11.1cm" svg:y2="6.5cm" draw:start-shape="id1" draw:start-glue-point="1" draw:end-shape="id2" draw:end-glue-point="3" svg:d="M8600 6500h2500" svg:viewBox="0 0 2501 1">
          <text:p/>
        </draw:connector>
        <draw:connector draw:style-name="gr2" draw:text-style-name="P6" draw:layer="layout" draw:type="line" svg:x1="16.7cm" svg:y1="6.5cm" svg:x2="19.2cm" svg:y2="6.5cm" svg:d="M16700 6500h2500" svg:viewBox="0 0 2501 1">
          <text:p/>
        </draw:connector>
        <draw:custom-shape draw:style-name="gr3" draw:text-style-name="P8" draw:layer="layout" svg:width="5.6cm" svg:height="1.8cm" svg:x="7cm" svg:y="8.2cm">
          <text:p text:style-name="P7"><text:span text:style-name="T3">Validez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.6cm" svg:height="1.8cm" svg:x="15.1cm" svg:y="8.2cm">
          <text:p text:style-name="P7"><text:span text:style-name="T3">Medi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cm" svg:height="1.2cm" svg:x="9.3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9" draw:layer="layout" svg:width="1cm" svg:height="1.2cm" svg:x="17.401cm" svg:y="7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1:30:28.076356183</meta:creation-date>
    <dc:date>2022-08-31T11:37:34.530386044</dc:date>
    <meta:editing-duration>PT7M7S</meta:editing-duration>
    <meta:editing-cycles>1</meta:editing-cycles>
    <meta:document-statistic meta:object-count="32"/>
    <meta:generator>LibreOffice/6.4.7.2$Linux_X86_64 LibreOffice_project/40$Build-2</meta:generator>
  </office:meta>
</office:document-meta>
</file>